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=128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2.976" calcext:value-type="float">
            <text:p>2.976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=3329</text:p>
          </table:table-cell>
          <table:table-cell/>
          <table:table-cell office:value-type="string" calcext:value-type="string">
            <text:p>Area</text:p>
          </table:table-cell>
          <table:table-cell office:value-type="float" office:value="2844" calcext:value-type="float">
            <text:p>2844</text:p>
          </table:table-cell>
          <table:table-cell table:number-columns-repeated="2" office:value-type="float" office:value="2230" calcext:value-type="float">
            <text:p>2230</text:p>
          </table:table-cell>
          <table:table-cell table:number-columns-repeated="3" office:value-type="float" office:value="2268" calcext:value-type="float">
            <text:p>22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ul</text:p>
          </table:table-cell>
          <table:table-cell table:formula="of:=[.D2]*[.D3]" office:value-type="float" office:value="8463.744" calcext:value-type="float">
            <text:p>8463.744</text:p>
          </table:table-cell>
          <table:table-cell table:formula="of:=[.E2]*[.E3]" office:value-type="float" office:value="7136" calcext:value-type="float">
            <text:p>7136</text:p>
          </table:table-cell>
          <table:table-cell table:formula="of:=[.F2]*[.F3]" office:value-type="float" office:value="7582" calcext:value-type="float">
            <text:p>7582</text:p>
          </table:table-cell>
          <table:table-cell table:formula="of:=[.G2]*[.G3]" office:value-type="float" office:value="7030.8" calcext:value-type="float">
            <text:p>7030.8</text:p>
          </table:table-cell>
          <table:table-cell table:formula="of:=[.H2]*[.H3]" office:value-type="float" office:value="6917.4" calcext:value-type="float">
            <text:p>6917.4</text:p>
          </table:table-cell>
          <table:table-cell table:formula="of:=[.I2]*[.I3]" office:value-type="float" office:value="6804" calcext:value-type="float">
            <text:p>6804</text:p>
          </table:table-cell>
          <table:table-cell table:formula="of:=[.J2]*[.J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=256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Q=8380417</text:p>
          </table:table-cell>
          <table:table-cell/>
          <table:table-cell office:value-type="string" calcext:value-type="string">
            <text:p>Area</text:p>
          </table:table-cell>
          <table:table-cell office:value-type="float" office:value="9172" calcext:value-type="float">
            <text:p>9172</text:p>
          </table:table-cell>
          <table:table-cell office:value-type="float" office:value="9012" calcext:value-type="float">
            <text:p>9012</text:p>
          </table:table-cell>
          <table:table-cell office:value-type="float" office:value="9464" calcext:value-type="float">
            <text:p>9464</text:p>
          </table:table-cell>
          <table:table-cell office:value-type="float" office:value="9904" calcext:value-type="float">
            <text:p>9904</text:p>
          </table:table-cell>
          <table:table-cell table:style-name="ce1" office:value-type="float" office:value="9904" calcext:value-type="float">
            <text:p>9904</text:p>
          </table:table-cell>
          <table:table-cell table:number-columns-repeated="2" table:style-name="ce1" office:value-type="float" office:value="9968" calcext:value-type="float">
            <text:p>9968</text:p>
          </table:table-cell>
          <table:table-cell table:number-columns-repeated="2" office:value-type="float" office:value="9012" calcext:value-type="float">
            <text:p>9012</text:p>
          </table:table-cell>
          <table:table-cell office:value-type="float" office:value="9172" calcext:value-type="float">
            <text:p>917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l</text:p>
          </table:table-cell>
          <table:table-cell table:formula="of:=[.D6]*[.D7]" office:value-type="float" office:value="36688" calcext:value-type="float">
            <text:p>36688</text:p>
          </table:table-cell>
          <table:table-cell table:formula="of:=[.E6]*[.E7]" office:value-type="float" office:value="31542" calcext:value-type="float">
            <text:p>31542</text:p>
          </table:table-cell>
          <table:table-cell table:formula="of:=[.F6]*[.F7]" office:value-type="float" office:value="32177.6" calcext:value-type="float">
            <text:p>32177.6</text:p>
          </table:table-cell>
          <table:table-cell table:formula="of:=[.G6]*[.G7]" office:value-type="float" office:value="32683.2" calcext:value-type="float">
            <text:p>32683.2</text:p>
          </table:table-cell>
          <table:table-cell table:formula="of:=[.H6]*[.H7]" office:value-type="float" office:value="31692.8" calcext:value-type="float">
            <text:p>31692.8</text:p>
          </table:table-cell>
          <table:table-cell table:formula="of:=[.I6]*[.I7]" office:value-type="float" office:value="30900.8" calcext:value-type="float">
            <text:p>30900.8</text:p>
          </table:table-cell>
          <table:table-cell table:formula="of:=[.J6]*[.J7]" office:value-type="float" office:value="29904" calcext:value-type="float">
            <text:p>29904</text:p>
          </table:table-cell>
          <table:table-cell table:formula="of:=[.K6]*[.K7]" office:value-type="float" office:value="32443.2" calcext:value-type="float">
            <text:p>32443.2</text:p>
          </table:table-cell>
          <table:table-cell table:formula="of:=[.L6]*[.L7]" office:value-type="float" office:value="33344.4" calcext:value-type="float">
            <text:p>33344.4</text:p>
          </table:table-cell>
          <table:table-cell table:formula="of:=[.M6]*[.M7]" office:value-type="float" office:value="38522.4" calcext:value-type="float">
            <text:p>38522.4</text:p>
          </table:table-cell>
          <table:table-cell table:formula="of:=[.N6]*[.N7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=256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4.2" calcext:value-type="float">
            <text:p>4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=8380417</text:p>
          </table:table-cell>
          <table:table-cell/>
          <table:table-cell office:value-type="string" calcext:value-type="string">
            <text:p>Area</text:p>
          </table:table-cell>
          <table:table-cell office:value-type="float" office:value="6967" calcext:value-type="float">
            <text:p>696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ul</text:p>
          </table:table-cell>
          <table:table-cell table:formula="of:=[.D10]*[.D11]" office:value-type="float" office:value="29261.4" calcext:value-type="float">
            <text:p>29261.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2T12:49:33.841576302</dc:date>
    <meta:editing-duration>PT17H13M42S</meta:editing-duration>
    <meta:editing-cycles>1</meta:editing-cycles>
    <meta:document-statistic meta:table-count="1" meta:cell-count="68" meta:object-count="0"/>
    <meta:generator>LibreOffice/7.3.7.2$Linux_X86_64 LibreOffice_project/30$Build-2</meta:generator>
  </office:meta>
</office:document-meta>
</file>